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99H52M22.084S" calcext:value-type="time">
            <text:p>99:52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5]-[.B25] &gt; 0; [.C25]-[.B25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5]-[.F25] &gt; 0; [.G25]-[.F25]; 0)" office:value-type="time" office:time-value="PT06H08M23.427S" calcext:value-type="time">
            <text:p>06:08</text:p>
          </table:table-cell>
          <table:table-cell table:formula="of:=[.D25]+[.H25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6]-[.B26] &gt; 0; [.C26]-[.B26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6]-[.F26] &gt; 0; [.G26]-[.F26]; 0)" office:value-type="time" office:time-value="PT03H24M32.583S" calcext:value-type="time">
            <text:p>03:24</text:p>
          </table:table-cell>
          <table:table-cell table:formula="of:=[.D26]+[.H26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]-[.B27] &gt; 0; [.C27]-[.B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]-[.F27] &gt; 0; [.G27]-[.F27]; 0)" office:value-type="time" office:time-value="PT00H00M00S" calcext:value-type="time">
            <text:p>00:00</text:p>
          </table:table-cell>
          <table:table-cell table:formula="of:=[.D27]+[.H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]-[.B28] &gt; 0; [.C28]-[.B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]-[.F28] &gt; 0; [.G28]-[.F28]; 0)" office:value-type="time" office:time-value="PT00H00M00S" calcext:value-type="time">
            <text:p>00:00</text:p>
          </table:table-cell>
          <table:table-cell table:formula="of:=[.D28]+[.H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16H16M06.31S" calcext:value-type="time">
            <text:p>16: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08:10:16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2T16:35:52.555000000</dc:date>
    <dc:creator>Benjamin Laws</dc:creator>
    <meta:editing-duration>P2DT13H43M24S</meta:editing-duration>
    <meta:editing-cycles>76</meta:editing-cycles>
    <meta:generator>LibreOffice/7.1.8.1$Windows_X86_64 LibreOffice_project/e1f30c802c3269a1d052614453f260e49458c82c</meta:generator>
    <meta:document-statistic meta:table-count="2" meta:cell-count="304" meta:object-count="0"/>
  </office:meta>
</office:document-meta>
</file>